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f822" officeooo:paragraph-rsid="0008f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fig Tutorial:</text:p>
      <text:p text:style-name="Preformatted_20_Text">[main]</text:p>
      <text:p text:style-name="Preformatted_20_Text">useConfig = False/True</text:p>
      <text:p text:style-name="Preformatted_20_Text">threads = 1-100 (you can use more but it need more proxys and CPU/RAM</text:p>
      <text:p text:style-name="Preformatted_20_Text">webhook = https://discord.com/api/webhooks/... Your discord webhook</text:p>
      <text:p text:style-name="Preformatted_20_Text">miner = btc/ltc/eth (Only btc is working rn, we are working on the others)</text:p>
      <text:p text:style-name="Preformatted_20_Text"/>
      <text:p text:style-name="Preformatted_20_Text">[optional]</text:p>
      <text:p text:style-name="Preformatted_20_Text">useProxy = False/True</text:p>
      <text:p text:style-name="Preformatted_20_Text">changeProxyRatio = 1-100 (Try yourself, but i would recommend 10or20)</text:p>
      <text:p text:style-name="Preformatted_20_Text">showOnlyHits = False/True</text:p>
      <text:p text:style-name="Preformatted_20_Text"/>
      <text:p text:style-name="Preformatted_20_Text">-------------</text:p>
      <text:p text:style-name="P1">for selection use 1,2 or 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5T14:50:57.887000000</dc:date>
    <meta:editing-duration>PT7M5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2" meta:word-count="64" meta:character-count="418" meta:non-whitespace-character-count="366"/>
  </office:meta>
</office:document-meta>
</file>